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7300944669" calcext:value-type="float">
            <text:p>99,73</text:p>
          </table:table-cell>
          <table:table-cell table:style-name="ce3" table:formula="of:=100 - SUM([.A2:.B2])" office:value-type="float" office:value="0.269905533100001" calcext:value-type="float">
            <text:p>0,27</text:p>
          </table:table-cell>
          <table:table-cell/>
          <table:table-cell table:style-name="ce4" table:formula="of:=[.E18]+[.H18]" office:value-type="float" office:value="12563" calcext:value-type="float">
            <text:p>12563</text:p>
          </table:table-cell>
          <table:table-cell table:formula="of:=12597-[.E2]" office:value-type="float" office:value="34" calcext:value-type="float">
            <text:p>34</text:p>
          </table:table-cell>
          <table:table-cell office:value-type="float" office:value="0.0146799087524" calcext:value-type="float">
            <text:p>0,0146799088</text:p>
          </table:table-cell>
          <table:table-cell office:value-type="float" office:value="23.4344229698" calcext:value-type="float">
            <text:p>23,434422969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7221560689" calcext:value-type="float">
            <text:p>99,72</text:p>
          </table:table-cell>
          <table:table-cell table:style-name="ce3" table:formula="of:=100 - SUM([.A3:.B3])" office:value-type="float" office:value="0.277843931099994" calcext:value-type="float">
            <text:p>0,28</text:p>
          </table:table-cell>
          <table:table-cell/>
          <table:table-cell table:style-name="ce4" table:formula="of:=[.E19]+[.H19]" office:value-type="float" office:value="12562" calcext:value-type="float">
            <text:p>12562</text:p>
          </table:table-cell>
          <table:table-cell table:formula="of:=12597-[.E3]" office:value-type="float" office:value="35" calcext:value-type="float">
            <text:p>35</text:p>
          </table:table-cell>
          <table:table-cell office:value-type="float" office:value="0.0162799358368" calcext:value-type="float">
            <text:p>0,0162799358</text:p>
          </table:table-cell>
          <table:table-cell office:value-type="float" office:value="23.1826179028" calcext:value-type="float">
            <text:p>23,182617902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6348336906" calcext:value-type="float">
            <text:p>99,63</text:p>
          </table:table-cell>
          <table:table-cell table:style-name="ce3" table:formula="of:=100 - SUM([.A4:.B4])" office:value-type="float" office:value="0.365166309399996" calcext:value-type="float">
            <text:p>0,37</text:p>
          </table:table-cell>
          <table:table-cell/>
          <table:table-cell table:style-name="ce4" table:formula="of:=[.E20]+[.H20]" office:value-type="float" office:value="12551" calcext:value-type="float">
            <text:p>12551</text:p>
          </table:table-cell>
          <table:table-cell table:formula="of:=12597-[.E4]" office:value-type="float" office:value="46" calcext:value-type="float">
            <text:p>46</text:p>
          </table:table-cell>
          <table:table-cell office:value-type="float" office:value="0.0141909122467" calcext:value-type="float">
            <text:p>0,0141909122</text:p>
          </table:table-cell>
          <table:table-cell office:value-type="float" office:value="23.1646959782" calcext:value-type="float">
            <text:p>23,164695978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824640787" calcext:value-type="float">
            <text:p>99,68</text:p>
          </table:table-cell>
          <table:table-cell table:style-name="ce3" table:formula="of:=100 - SUM([.A5:.B5])" office:value-type="float" office:value="0.317535921300006" calcext:value-type="float">
            <text:p>0,32</text:p>
          </table:table-cell>
          <table:table-cell/>
          <table:table-cell table:style-name="ce4" table:formula="of:=[.E21]+[.H21]" office:value-type="float" office:value="12557" calcext:value-type="float">
            <text:p>12557</text:p>
          </table:table-cell>
          <table:table-cell table:formula="of:=12597-[.E5]" office:value-type="float" office:value="40" calcext:value-type="float">
            <text:p>40</text:p>
          </table:table-cell>
          <table:table-cell office:value-type="float" office:value="0.0154728889465" calcext:value-type="float">
            <text:p>0,0154728889</text:p>
          </table:table-cell>
          <table:table-cell office:value-type="float" office:value="23.1899459362" calcext:value-type="float">
            <text:p>23,189945936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6268952925" calcext:value-type="float">
            <text:p>99,63</text:p>
          </table:table-cell>
          <table:table-cell table:style-name="ce3" table:formula="of:=100 - SUM([.A6:.B6])" office:value-type="float" office:value="0.373104707500005" calcext:value-type="float">
            <text:p>0,37</text:p>
          </table:table-cell>
          <table:table-cell/>
          <table:table-cell table:style-name="ce4" table:formula="of:=[.E22]+[.H22]" office:value-type="float" office:value="12550" calcext:value-type="float">
            <text:p>12550</text:p>
          </table:table-cell>
          <table:table-cell table:formula="of:=12597-[.E6]" office:value-type="float" office:value="47" calcext:value-type="float">
            <text:p>47</text:p>
          </table:table-cell>
          <table:table-cell office:value-type="float" office:value="0.0155720710754" calcext:value-type="float">
            <text:p>0,0155720711</text:p>
          </table:table-cell>
          <table:table-cell office:value-type="float" office:value="23.2212531567" calcext:value-type="float">
            <text:p>23,221253156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7618480591" calcext:value-type="float">
            <text:p>99,76</text:p>
          </table:table-cell>
          <table:table-cell table:style-name="ce3" table:formula="of:=100 - SUM([.A7:.B7])" office:value-type="float" office:value="0.238151940899996" calcext:value-type="float">
            <text:p>0,24</text:p>
          </table:table-cell>
          <table:table-cell/>
          <table:table-cell table:style-name="ce4" table:formula="of:=[.E23]+[.H23]" office:value-type="float" office:value="12567" calcext:value-type="float">
            <text:p>12567</text:p>
          </table:table-cell>
          <table:table-cell table:formula="of:=12597-[.E7]" office:value-type="float" office:value="30" calcext:value-type="float">
            <text:p>30</text:p>
          </table:table-cell>
          <table:table-cell office:value-type="float" office:value="0.0156180858612" calcext:value-type="float">
            <text:p>0,0156180859</text:p>
          </table:table-cell>
          <table:table-cell office:value-type="float" office:value="23.2217512131" calcext:value-type="float">
            <text:p>23,221751213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6983408748" calcext:value-type="float">
            <text:p>99,70</text:p>
          </table:table-cell>
          <table:table-cell table:style-name="ce3" table:formula="of:=100 - SUM([.A8:.B8])" office:value-type="float" office:value="0.301659125200004" calcext:value-type="float">
            <text:p>0,30</text:p>
          </table:table-cell>
          <table:table-cell/>
          <table:table-cell table:style-name="ce4" table:formula="of:=[.E24]+[.H24]" office:value-type="float" office:value="12559" calcext:value-type="float">
            <text:p>12559</text:p>
          </table:table-cell>
          <table:table-cell table:formula="of:=12597-[.E8]" office:value-type="float" office:value="38" calcext:value-type="float">
            <text:p>38</text:p>
          </table:table-cell>
          <table:table-cell office:value-type="float" office:value="0.0161700248718" calcext:value-type="float">
            <text:p>0,0161700249</text:p>
          </table:table-cell>
          <table:table-cell office:value-type="float" office:value="23.1844768524" calcext:value-type="float">
            <text:p>23,184476852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6745515161" calcext:value-type="float">
            <text:p>99,67</text:p>
          </table:table-cell>
          <table:table-cell table:style-name="ce3" table:formula="of:=100 - SUM([.A9:.B9])" office:value-type="float" office:value="0.325448483900004" calcext:value-type="float">
            <text:p>0,33</text:p>
          </table:table-cell>
          <table:table-cell/>
          <table:table-cell table:style-name="ce4" table:formula="of:=[.E25]+[.H25]" office:value-type="float" office:value="12556" calcext:value-type="float">
            <text:p>12556</text:p>
          </table:table-cell>
          <table:table-cell table:formula="of:=12597-[.E9]" office:value-type="float" office:value="41" calcext:value-type="float">
            <text:p>41</text:p>
          </table:table-cell>
          <table:table-cell office:value-type="float" office:value="0.0141830444336" calcext:value-type="float">
            <text:p>0,0141830444</text:p>
          </table:table-cell>
          <table:table-cell office:value-type="float" office:value="23.2797930241" calcext:value-type="float">
            <text:p>23,279793024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6745515161" calcext:value-type="float">
            <text:p>99,67</text:p>
          </table:table-cell>
          <table:table-cell table:style-name="ce3" table:formula="of:=100 - SUM([.A10:.B10])" office:value-type="float" office:value="0.325448483900004" calcext:value-type="float">
            <text:p>0,33</text:p>
          </table:table-cell>
          <table:table-cell/>
          <table:table-cell table:style-name="ce4" table:formula="of:=[.E26]+[.H26]" office:value-type="float" office:value="12556" calcext:value-type="float">
            <text:p>12556</text:p>
          </table:table-cell>
          <table:table-cell table:formula="of:=12597-[.E10]" office:value-type="float" office:value="41" calcext:value-type="float">
            <text:p>41</text:p>
          </table:table-cell>
          <table:table-cell office:value-type="float" office:value="0.0152277946472" calcext:value-type="float">
            <text:p>0,0152277946</text:p>
          </table:table-cell>
          <table:table-cell office:value-type="float" office:value="23.2897150517" calcext:value-type="float">
            <text:p>23,289715051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7777424988" calcext:value-type="float">
            <text:p>99,78</text:p>
          </table:table-cell>
          <table:table-cell table:style-name="ce3" table:formula="of:=100 - SUM([.A11:.B11])" office:value-type="float" office:value="0.222257501200005" calcext:value-type="float">
            <text:p>0,22</text:p>
          </table:table-cell>
          <table:table-cell/>
          <table:table-cell table:style-name="ce4" table:formula="of:=[.E27]+[.H27]" office:value-type="float" office:value="12569" calcext:value-type="float">
            <text:p>12569</text:p>
          </table:table-cell>
          <table:table-cell table:formula="of:=12597-[.E11]" office:value-type="float" office:value="28" calcext:value-type="float">
            <text:p>28</text:p>
          </table:table-cell>
          <table:table-cell office:value-type="float" office:value="0.0154919624329" calcext:value-type="float">
            <text:p>0,0154919624</text:p>
          </table:table-cell>
          <table:table-cell office:value-type="float" office:value="23.2518060207" calcext:value-type="float">
            <text:p>23,251806020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834780625" calcext:value-type="float">
            <text:p>99,6983478063</text:p>
          </table:table-cell>
          <table:table-cell table:formula="of:=AVERAGE([.C2:.C11])" office:value-type="float" office:value="0.301652193750002" calcext:value-type="float">
            <text:p>0,3016521938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9" calcext:value-type="float">
            <text:p>12559</text:p>
          </table:table-cell>
          <table:table-cell table:formula="of:=AVERAGE([.F2:.F11])" office:value-type="float" office:value="38" calcext:value-type="float">
            <text:p>38</text:p>
          </table:table-cell>
          <table:table-cell table:formula="of:=SUM([.G2:.G11])/10" office:value-type="float" office:value="0.01528866291045" calcext:value-type="float">
            <text:p>0,0152886629</text:p>
          </table:table-cell>
          <table:table-cell table:formula="of:=SUM([.H2:.H11])/10" office:value-type="float" office:value="23.24204781057" calcext:value-type="float">
            <text:p>23,242047810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1" calcext:value-type="float">
            <text:p>5844,1</text:p>
          </table:table-cell>
          <table:table-cell table:formula="of:=AVERAGE([.G18:.G27])" office:value-type="float" office:value="18.6" calcext:value-type="float">
            <text:p>18,6</text:p>
          </table:table-cell>
          <table:table-cell/>
          <table:table-cell office:value-type="float" office:value="5813" calcext:value-type="float">
            <text:p>581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18:.G18])" office:value-type="float" office:value="6750" calcext:value-type="float">
            <text:p>675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4" calcext:value-type="float">
            <text:p>19,4</text:p>
          </table:table-cell>
          <table:table-cell table:formula="of:=AVERAGE([.H18:.H27])" office:value-type="float" office:value="6714.9" calcext:value-type="float">
            <text:p>6714,9</text:p>
          </table:table-cell>
          <table:table-cell/>
          <table:table-cell office:value-type="float" office:value="5816" calcext:value-type="float">
            <text:p>581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12597-SUM([.E19:.G19])" office:value-type="float" office:value="6746" calcext:value-type="float">
            <text:p>674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7" calcext:value-type="float">
            <text:p>579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12597-SUM([.E20:.G20])" office:value-type="float" office:value="6754" calcext:value-type="float">
            <text:p>675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1" calcext:value-type="float">
            <text:p>5844,1</text:p>
          </table:table-cell>
          <table:table-cell table:number-columns-repeated="2"/>
          <table:table-cell office:value-type="float" office:value="5927" calcext:value-type="float">
            <text:p>5927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12597-SUM([.E21:.G21])" office:value-type="float" office:value="6630" calcext:value-type="float">
            <text:p>663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4" calcext:value-type="float">
            <text:p>19,4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12597-SUM([.E22:.G22])" office:value-type="float" office:value="6696" calcext:value-type="float">
            <text:p>669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6" calcext:value-type="float">
            <text:p>18,6</text:p>
          </table:table-cell>
          <table:table-cell table:number-columns-repeated="2"/>
          <table:table-cell office:value-type="float" office:value="5827" calcext:value-type="float">
            <text:p>582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12597-SUM([.E23:.G23])" office:value-type="float" office:value="6740" calcext:value-type="float">
            <text:p>6740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9" calcext:value-type="float">
            <text:p>6714,9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12597-SUM([.E24:.G24])" office:value-type="float" office:value="6645" calcext:value-type="float">
            <text:p>664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93" calcext:value-type="float">
            <text:p>579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12597-SUM([.E25:.G25])" office:value-type="float" office:value="6763" calcext:value-type="float">
            <text:p>6763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3" calcext:value-type="float">
            <text:p>585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12597-SUM([.E26:.G26])" office:value-type="float" office:value="6703" calcext:value-type="float">
            <text:p>670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7" calcext:value-type="float">
            <text:p>584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12597-SUM([.E27:.G27])" office:value-type="float" office:value="6722" calcext:value-type="float">
            <text:p>672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83408748115" calcext:value-type="float">
            <text:p>0,9969834087</text:p>
          </table:table-cell>
          <table:table-cell table:number-columns-repeated="2"/>
          <table:table-cell table:formula="of:=SUM([.E18:.E27])/10" office:value-type="float" office:value="5844.1" calcext:value-type="float">
            <text:p>5844,1</text:p>
          </table:table-cell>
          <table:table-cell table:formula="of:=SUM([.F18:.F27])/10" office:value-type="float" office:value="19.4" calcext:value-type="float">
            <text:p>19,4</text:p>
          </table:table-cell>
          <table:table-cell table:formula="of:=SUM([.G18:.G27])/10" office:value-type="float" office:value="18.6" calcext:value-type="float">
            <text:p>18,6</text:p>
          </table:table-cell>
          <table:table-cell table:formula="of:=SUM([.H18:.H27])/10" office:value-type="float" office:value="6714.9" calcext:value-type="float">
            <text:p>6714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1659125188537" calcext:value-type="float">
            <text:p>0,0030165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27400344551" calcext:value-type="float">
            <text:p>0,9968274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19225457731" calcext:value-type="float">
            <text:p>0,99711922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8:00.366839960</meta:creation-date>
    <dc:date>2018-01-19T12:19:42.787847808</dc:date>
    <meta:editing-duration>PT1M44S</meta:editing-duration>
    <meta:editing-cycles>1</meta:editing-cycles>
    <meta:document-statistic meta:table-count="1" meta:cell-count="167" meta:object-count="0"/>
    <meta:generator>LibreOffice/5.1.6.2$Linux_X86_64 LibreOffice_project/10m0$Build-2</meta:generator>
  </office:meta>
</office:document-meta>
</file>